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xx+h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Latex</text:p>
          </table:table-cell>
          <table:table-cell office:value-type="string" calcext:value-type="string">
            <text:p>ASCIIdoc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-M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number-columns-repeated="6"/>
          <table:table-cell office:value-type="float" office:value="33330" calcext:value-type="float">
            <text:p>33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</text:p>
          </table:table-cell>
          <table:table-cell table:number-columns-repeated="6"/>
          <table:table-cell office:value-type="float" office:value="16603" calcext:value-type="float">
            <text:p>16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number-columns-repeated="6"/>
          <table:table-cell office:value-type="float" office:value="12995" calcext:value-type="float">
            <text:p>12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4:.H7])" office:value-type="float" office:value="62928" calcext:value-type="float">
            <text:p>6292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1-M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number-columns-repeated="6"/>
          <table:table-cell office:value-type="float" office:value="41615" calcext:value-type="float">
            <text:p>41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thermo</text:p>
          </table:table-cell>
          <table:table-cell table:number-columns-repeated="6"/>
          <table:table-cell office:value-type="float" office:value="63384" calcext:value-type="float">
            <text:p>63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</text:p>
          </table:table-cell>
          <table:table-cell table:number-columns-repeated="6"/>
          <table:table-cell office:value-type="float" office:value="24682" calcext:value-type="float">
            <text:p>24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number-columns-repeated="6"/>
          <table:table-cell office:value-type="float" office:value="16484" calcext:value-type="float">
            <text:p>1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ylib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11:.H14])" office:value-type="float" office:value="146165" calcext:value-type="float">
            <text:p>14616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2-April-23 <text:s/>(rev.19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formula="of:=33575+3109" office:value-type="float" office:value="36684" calcext:value-type="float">
            <text:p>36684</text:p>
          </table:table-cell>
          <table:table-cell office:value-type="float" office:value="11360" calcext:value-type="float">
            <text:p>1136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SUM([.B19:.E19])" office:value-type="float" office:value="48180" calcext:value-type="float">
            <text:p>48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thermo</text:p>
          </table:table-cell>
          <table:table-cell table:formula="of:=23992+6349" office:value-type="float" office:value="30341" calcext:value-type="float">
            <text:p>30341</text:p>
          </table:table-cell>
          <table:table-cell office:value-type="float" office:value="4101" calcext:value-type="float">
            <text:p>4101</text:p>
          </table:table-cell>
          <table:table-cell office:value-type="float" office:value="46559" calcext:value-type="float">
            <text:p>46559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SUM([.B20:.E20])" office:value-type="float" office:value="82711" calcext:value-type="float">
            <text:p>8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2</text:p>
          </table:table-cell>
          <table:table-cell table:formula="of:=13395+3385" office:value-type="float" office:value="16780" calcext:value-type="float">
            <text:p>16780</text:p>
          </table:table-cell>
          <table:table-cell office:value-type="float" office:value="18917" calcext:value-type="float">
            <text:p>18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21:.E21])" office:value-type="float" office:value="35697" calcext:value-type="float">
            <text:p>35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formula="of:=12251+2347" office:value-type="float" office:value="14598" calcext:value-type="float">
            <text:p>14598</text:p>
          </table:table-cell>
          <table:table-cell office:value-type="float" office:value="2258" calcext:value-type="float">
            <text:p>225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22:.E22])" office:value-type="float" office:value="17084" calcext:value-type="float">
            <text:p>17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ylib</text:p>
          </table:table-cell>
          <table:table-cell office:value-type="float" office:value="0" calcext:value-type="float">
            <text:p>0</text:p>
          </table:table-cell>
          <table:table-cell office:value-type="float" office:value="6737" calcext:value-type="float">
            <text:p>6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23:.E23])" office:value-type="float" office:value="6737" calcext:value-type="float">
            <text:p>6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0" calcext:value-type="float">
            <text:p>0</text:p>
          </table:table-cell>
          <table:table-cell office:value-type="float" office:value="18376" calcext:value-type="float">
            <text:p>18376</text:p>
          </table:table-cell>
          <table:table-cell office:value-type="float" office:value="19941" calcext:value-type="float">
            <text:p>19941</text:p>
          </table:table-cell>
          <table:table-cell office:value-type="float" office:value="10862" calcext:value-type="float">
            <text:p>10862</text:p>
          </table:table-cell>
          <table:table-cell table:number-columns-repeated="2"/>
          <table:table-cell table:formula="of:=SUM([.B24:.E24])" office:value-type="float" office:value="49179" calcext:value-type="float">
            <text:p>49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mer3 Total</text:p>
          </table:table-cell>
          <table:table-cell table:formula="of:=SUM([.B19:.B24])" office:value-type="float" office:value="98403" calcext:value-type="float">
            <text:p>98403</text:p>
          </table:table-cell>
          <table:table-cell table:formula="of:=SUM([.C19:.C24])" office:value-type="float" office:value="61749" calcext:value-type="float">
            <text:p>61749</text:p>
          </table:table-cell>
          <table:table-cell table:formula="of:=SUM([.D19:.D24])" office:value-type="float" office:value="66728" calcext:value-type="float">
            <text:p>66728</text:p>
          </table:table-cell>
          <table:table-cell table:formula="of:=SUM([.E19:.E24])" office:value-type="float" office:value="12708" calcext:value-type="float">
            <text:p>12708</text:p>
          </table:table-cell>
          <table:table-cell table:number-columns-repeated="2"/>
          <table:table-cell table:formula="of:=SUM([.B25:.E25])" office:value-type="float" office:value="239588" calcext:value-type="float">
            <text:p>239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-only total</text:p>
          </table:table-cell>
          <table:table-cell table:number-columns-repeated="6"/>
          <table:table-cell table:formula="of:=SUM([.H19:.H23])" office:value-type="float" office:value="190409" calcext:value-type="float">
            <text:p>19040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3-April-23 <text:s/>(rev.91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formula="of:=37506+3378" office:value-type="float" office:value="40884" calcext:value-type="float">
            <text:p>40884</text:p>
          </table:table-cell>
          <table:table-cell office:value-type="float" office:value="12767" calcext:value-type="float">
            <text:p>1276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SUM([.B29:.E29])" office:value-type="float" office:value="53787" calcext:value-type="float">
            <text:p>53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thermo</text:p>
          </table:table-cell>
          <table:table-cell table:formula="of:=26978+7269" office:value-type="float" office:value="34247" calcext:value-type="float">
            <text:p>342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5" calcext:value-type="float">
            <text:p>53345</text:p>
          </table:table-cell>
          <table:table-cell office:value-type="float" office:value="2280" calcext:value-type="float">
            <text:p>2280</text:p>
          </table:table-cell>
          <table:table-cell table:number-columns-repeated="2"/>
          <table:table-cell table:formula="of:=SUM([.B30:.E30])" office:value-type="float" office:value="94650" calcext:value-type="float">
            <text:p>94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</text:p>
          </table:table-cell>
          <table:table-cell table:formula="of:=15881+3949" office:value-type="float" office:value="19830" calcext:value-type="float">
            <text:p>19830</text:p>
          </table:table-cell>
          <table:table-cell office:value-type="float" office:value="21305" calcext:value-type="float">
            <text:p>21305</text:p>
          </table:table-cell>
          <table:table-cell office:value-type="float" office:value="70" calcext:value-type="float">
            <text:p>70</text:p>
          </table:table-cell>
          <table:table-cell office:value-type="float" office:value="2918" calcext:value-type="float">
            <text:p>2918</text:p>
          </table:table-cell>
          <table:table-cell table:number-columns-repeated="2"/>
          <table:table-cell table:formula="of:=SUM([.B31:.E31])" office:value-type="float" office:value="44123" calcext:value-type="float">
            <text:p>4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formula="of:=12650+2393" office:value-type="float" office:value="15043" calcext:value-type="float">
            <text:p>15043</text:p>
          </table:table-cell>
          <table:table-cell office:value-type="float" office:value="2403" calcext:value-type="float">
            <text:p>240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32:.E32])" office:value-type="float" office:value="17674" calcext:value-type="float">
            <text:p>17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ylib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3:.E33])" office:value-type="float" office:value="8875" calcext:value-type="float">
            <text:p>8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0" calcext:value-type="float">
            <text:p>0</text:p>
          </table:table-cell>
          <table:table-cell office:value-type="float" office:value="21452" calcext:value-type="float">
            <text:p>21452</text:p>
          </table:table-cell>
          <table:table-cell office:value-type="float" office:value="22832" calcext:value-type="float">
            <text:p>22832</text:p>
          </table:table-cell>
          <table:table-cell office:value-type="float" office:value="14614" calcext:value-type="float">
            <text:p>14614</text:p>
          </table:table-cell>
          <table:table-cell table:number-columns-repeated="2"/>
          <table:table-cell table:formula="of:=SUM([.B34:.E34])" office:value-type="float" office:value="58898" calcext:value-type="float">
            <text:p>58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mer3 Total</text:p>
          </table:table-cell>
          <table:table-cell table:formula="of:=SUM([.B29:.B34])" office:value-type="float" office:value="110004" calcext:value-type="float">
            <text:p>110004</text:p>
          </table:table-cell>
          <table:table-cell table:formula="of:=SUM([.C29:.C34])" office:value-type="float" office:value="71580" calcext:value-type="float">
            <text:p>71580</text:p>
          </table:table-cell>
          <table:table-cell table:formula="of:=SUM([.D29:.D34])" office:value-type="float" office:value="76475" calcext:value-type="float">
            <text:p>76475</text:p>
          </table:table-cell>
          <table:table-cell table:formula="of:=SUM([.E29:.E34])" office:value-type="float" office:value="19948" calcext:value-type="float">
            <text:p>19948</text:p>
          </table:table-cell>
          <table:table-cell table:number-columns-repeated="2"/>
          <table:table-cell table:formula="of:=SUM([.B35:.E35])" office:value-type="float" office:value="278007" calcext:value-type="float">
            <text:p>278007</text:p>
          </table:table-cell>
          <table:table-cell table:formula="of:=SUM([.H29:.H34])" office:value-type="float" office:value="278007" calcext:value-type="float">
            <text:p>278007</text:p>
          </table:table-cell>
          <table:table-cell/>
        </table:table-row>
        <table:table-row table:style-name="ro1">
          <table:table-cell office:value-type="string" calcext:value-type="string">
            <text:p>Code-only total</text:p>
          </table:table-cell>
          <table:table-cell table:number-columns-repeated="6"/>
          <table:table-cell table:formula="of:=SUM([.H29:.H33])" office:value-type="float" office:value="219109" calcext:value-type="float">
            <text:p>21910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4-April-23 (rev.1569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formula="of:=41684+3465" office:value-type="float" office:value="45149" calcext:value-type="float">
            <text:p>45149</text:p>
          </table:table-cell>
          <table:table-cell office:value-type="float" office:value="15579" calcext:value-type="float">
            <text:p>1557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SUM([.B39:.E39])" office:value-type="float" office:value="60864" calcext:value-type="float">
            <text:p>6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thermo</text:p>
          </table:table-cell>
          <table:table-cell table:formula="of:=25920+6859" office:value-type="float" office:value="32779" calcext:value-type="float">
            <text:p>32779</text:p>
          </table:table-cell>
          <table:table-cell office:value-type="float" office:value="6015" calcext:value-type="float">
            <text:p>6015</text:p>
          </table:table-cell>
          <table:table-cell office:value-type="float" office:value="58825" calcext:value-type="float">
            <text:p>58825</text:p>
          </table:table-cell>
          <table:table-cell office:value-type="float" office:value="2280" calcext:value-type="float">
            <text:p>2280</text:p>
          </table:table-cell>
          <table:table-cell table:number-columns-repeated="2"/>
          <table:table-cell table:formula="of:=SUM([.B40:.E40])" office:value-type="float" office:value="99899" calcext:value-type="float">
            <text:p>99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</text:p>
          </table:table-cell>
          <table:table-cell table:formula="of:=16238+4058" office:value-type="float" office:value="20296" calcext:value-type="float">
            <text:p>20296</text:p>
          </table:table-cell>
          <table:table-cell office:value-type="float" office:value="22573" calcext:value-type="float">
            <text:p>22573</text:p>
          </table:table-cell>
          <table:table-cell office:value-type="float" office:value="107" calcext:value-type="float">
            <text:p>107</text:p>
          </table:table-cell>
          <table:table-cell office:value-type="float" office:value="3047" calcext:value-type="float">
            <text:p>3047</text:p>
          </table:table-cell>
          <table:table-cell table:number-columns-repeated="2"/>
          <table:table-cell table:formula="of:=SUM([.B41:.E41])" office:value-type="float" office:value="46023" calcext:value-type="float">
            <text:p>46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formula="of:=12654+2394" office:value-type="float" office:value="15048" calcext:value-type="float">
            <text:p>15048</text:p>
          </table:table-cell>
          <table:table-cell office:value-type="float" office:value="2403" calcext:value-type="float">
            <text:p>240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42:.E42])" office:value-type="float" office:value="17679" calcext:value-type="float">
            <text:p>17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ylib</text:p>
          </table:table-cell>
          <table:table-cell office:value-type="float" office:value="0" calcext:value-type="float">
            <text:p>0</text:p>
          </table:table-cell>
          <table:table-cell office:value-type="float" office:value="9245" calcext:value-type="float">
            <text:p>9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43:.E43])" office:value-type="float" office:value="9245" calcext:value-type="float">
            <text:p>9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0" calcext:value-type="float">
            <text:p>0</text:p>
          </table:table-cell>
          <table:table-cell office:value-type="float" office:value="26699" calcext:value-type="float">
            <text:p>26699</text:p>
          </table:table-cell>
          <table:table-cell office:value-type="float" office:value="32442" calcext:value-type="float">
            <text:p>32442</text:p>
          </table:table-cell>
          <table:table-cell office:value-type="float" office:value="16274" calcext:value-type="float">
            <text:p>16274</text:p>
          </table:table-cell>
          <table:table-cell table:number-columns-repeated="2"/>
          <table:table-cell table:formula="of:=SUM([.B44:.E44])" office:value-type="float" office:value="75415" calcext:value-type="float">
            <text:p>75415</text:p>
          </table:table-cell>
          <table:table-cell/>
          <table:table-cell office:value-type="string" calcext:value-type="string">
            <text:p>60-line pages</text:p>
          </table:table-cell>
        </table:table-row>
        <table:table-row table:style-name="ro1">
          <table:table-cell office:value-type="string" calcext:value-type="string">
            <text:p>Eilmer3-Total</text:p>
          </table:table-cell>
          <table:table-cell table:formula="of:=SUM([.B39:.B44])" office:value-type="float" office:value="113272" calcext:value-type="float">
            <text:p>113272</text:p>
          </table:table-cell>
          <table:table-cell table:formula="of:=SUM([.C39:.C44])" office:value-type="float" office:value="82514" calcext:value-type="float">
            <text:p>82514</text:p>
          </table:table-cell>
          <table:table-cell table:formula="of:=SUM([.D39:.D44])" office:value-type="float" office:value="91602" calcext:value-type="float">
            <text:p>91602</text:p>
          </table:table-cell>
          <table:table-cell table:formula="of:=SUM([.E39:.E44])" office:value-type="float" office:value="21737" calcext:value-type="float">
            <text:p>21737</text:p>
          </table:table-cell>
          <table:table-cell table:number-columns-repeated="2"/>
          <table:table-cell table:formula="of:=SUM([.H39:.H44])" office:value-type="float" office:value="309125" calcext:value-type="float">
            <text:p>309125</text:p>
          </table:table-cell>
          <table:table-cell table:formula="of:=SUM([.H39:.H44])" office:value-type="float" office:value="309125" calcext:value-type="float">
            <text:p>309125</text:p>
          </table:table-cell>
          <table:table-cell table:formula="of:=INT([.I45]/60)"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Code-only total</text:p>
          </table:table-cell>
          <table:table-cell table:number-columns-repeated="6"/>
          <table:table-cell table:formula="of:=SUM([.H39:.H43])" office:value-type="float" office:value="233710" calcext:value-type="float">
            <text:p>23371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lly-with-others</text:p>
          </table:table-cell>
          <table:table-cell table:formula="of:=133369+23943" office:value-type="float" office:value="157312" calcext:value-type="float">
            <text:p>157312</text:p>
          </table:table-cell>
          <table:table-cell office:value-type="float" office:value="139752" calcext:value-type="float">
            <text:p>139752</text:p>
          </table:table-cell>
          <table:table-cell office:value-type="float" office:value="93637" calcext:value-type="float">
            <text:p>93637</text:p>
          </table:table-cell>
          <table:table-cell office:value-type="float" office:value="36812" calcext:value-type="float">
            <text:p>36812</text:p>
          </table:table-cell>
          <table:table-cell table:number-columns-repeated="2"/>
          <table:table-cell table:formula="of:=SUM([.B48:.E48])" office:value-type="float" office:value="427513" calcext:value-type="float">
            <text:p>4275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5-May-19 (rev. 2228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dynamic</text:p>
          </table:table-cell>
          <table:table-cell table:formula="of:=44748+3726" office:value-type="float" office:value="48474" calcext:value-type="float">
            <text:p>48474</text:p>
          </table:table-cell>
          <table:table-cell office:value-type="float" office:value="18011" calcext:value-type="float">
            <text:p>18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51:.E51])" office:value-type="float" office:value="66485" calcext:value-type="float">
            <text:p>6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con</text:p>
          </table:table-cell>
          <table:table-cell table:formula="of:=3562+511" office:value-type="float" office:value="4073" calcext:value-type="float">
            <text:p>40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B52:.E52])" office:value-type="float" office:value="4073" calcext:value-type="float">
            <text:p>4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nzfr</text:p>
          </table:table-cell>
          <table:table-cell office:value-type="float" office:value="0" calcext:value-type="float">
            <text:p>0</text:p>
          </table:table-cell>
          <table:table-cell office:value-type="float" office:value="7163" calcext:value-type="float">
            <text:p>7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53:.E53])" office:value-type="float" office:value="7163" calcext:value-type="float">
            <text:p>7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-thermo</text:p>
          </table:table-cell>
          <table:table-cell table:formula="of:=26522+7006" office:value-type="float" office:value="33528" calcext:value-type="float">
            <text:p>33528</text:p>
          </table:table-cell>
          <table:table-cell office:value-type="float" office:value="6023" calcext:value-type="float">
            <text:p>6023</text:p>
          </table:table-cell>
          <table:table-cell office:value-type="float" office:value="59572" calcext:value-type="float">
            <text:p>59572</text:p>
          </table:table-cell>
          <table:table-cell office:value-type="float" office:value="2280" calcext:value-type="float">
            <text:p>2280</text:p>
          </table:table-cell>
          <table:table-cell table:number-columns-repeated="2"/>
          <table:table-cell table:formula="of:=SUM([.B54:.E54])" office:value-type="float" office:value="101403" calcext:value-type="float">
            <text:p>101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tion</text:p>
          </table:table-cell>
          <table:table-cell table:formula="of:=16251+4058" office:value-type="float" office:value="20309" calcext:value-type="float">
            <text:p>20309</text:p>
          </table:table-cell>
          <table:table-cell office:value-type="float" office:value="22627" calcext:value-type="float">
            <text:p>22627</text:p>
          </table:table-cell>
          <table:table-cell office:value-type="float" office:value="107" calcext:value-type="float">
            <text:p>107</text:p>
          </table:table-cell>
          <table:table-cell office:value-type="float" office:value="3048" calcext:value-type="float">
            <text:p>3048</text:p>
          </table:table-cell>
          <table:table-cell table:number-columns-repeated="2"/>
          <table:table-cell table:formula="of:=SUM([.B55:.E55])" office:value-type="float" office:value="46091" calcext:value-type="float">
            <text:p>46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etry2</text:p>
          </table:table-cell>
          <table:table-cell table:formula="of:=13298+2512" office:value-type="float" office:value="15810" calcext:value-type="float">
            <text:p>15810</text:p>
          </table:table-cell>
          <table:table-cell office:value-type="float" office:value="2417" calcext:value-type="float">
            <text:p>241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56:.E56])" office:value-type="float" office:value="18455" calcext:value-type="float">
            <text:p>18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pylib</text:p>
          </table:table-cell>
          <table:table-cell office:value-type="float" office:value="0" calcext:value-type="float">
            <text:p>0</text:p>
          </table:table-cell>
          <table:table-cell office:value-type="float" office:value="9417" calcext:value-type="float">
            <text:p>9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57:.E57])" office:value-type="float" office:value="9417" calcext:value-type="float">
            <text:p>9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0" calcext:value-type="float">
            <text:p>0</text:p>
          </table:table-cell>
          <table:table-cell office:value-type="float" office:value="23968" calcext:value-type="float">
            <text:p>23968</text:p>
          </table:table-cell>
          <table:table-cell office:value-type="float" office:value="14892" calcext:value-type="float">
            <text:p>14892</text:p>
          </table:table-cell>
          <table:table-cell office:value-type="float" office:value="17889" calcext:value-type="float">
            <text:p>17889</text:p>
          </table:table-cell>
          <table:table-cell table:number-columns-repeated="2"/>
          <table:table-cell table:formula="of:=SUM([.B58:.E58])" office:value-type="float" office:value="56749" calcext:value-type="float">
            <text:p>56749</text:p>
          </table:table-cell>
          <table:table-cell/>
          <table:table-cell office:value-type="string" calcext:value-type="string">
            <text:p>examples cleaned out?</text:p>
          </table:table-cell>
        </table:table-row>
        <table:table-row table:style-name="ro1">
          <table:table-cell office:value-type="string" calcext:value-type="string">
            <text:p>Eilmer3 Total</text:p>
          </table:table-cell>
          <table:table-cell table:formula="of:=SUM([.B51:.B58])" office:value-type="float" office:value="122194" calcext:value-type="float">
            <text:p>122194</text:p>
          </table:table-cell>
          <table:table-cell table:formula="of:=SUM([.C51:.C58])" office:value-type="float" office:value="89626" calcext:value-type="float">
            <text:p>89626</text:p>
          </table:table-cell>
          <table:table-cell table:formula="of:=SUM([.D51:.D58])" office:value-type="float" office:value="74799" calcext:value-type="float">
            <text:p>74799</text:p>
          </table:table-cell>
          <table:table-cell table:formula="of:=SUM([.E51:.E58])" office:value-type="float" office:value="23217" calcext:value-type="float">
            <text:p>23217</text:p>
          </table:table-cell>
          <table:table-cell table:number-columns-repeated="2"/>
          <table:table-cell table:formula="of:=SUM([.H51:.H58])" office:value-type="float" office:value="309836" calcext:value-type="float">
            <text:p>30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-only total</text:p>
          </table:table-cell>
          <table:table-cell table:number-columns-repeated="6"/>
          <table:table-cell table:formula="of:=SUM([.H51:.H57])" office:value-type="float" office:value="253087" calcext:value-type="float">
            <text:p>25308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5-May-19 (rev. 2228)</text:p>
          </table:table-cell>
          <table:table-cell office:value-type="string" calcext:value-type="string">
            <text:p>Dlang(.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31063" calcext:value-type="float">
            <text:p>31063</text:p>
          </table:table-cell>
          <table:table-cell office:value-type="float" office:value="0" calcext:value-type="float">
            <text:p>0</text:p>
          </table:table-cell>
          <table:table-cell office:value-type="float" office:value="3472" calcext:value-type="float">
            <text:p>347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63:.E63])" office:value-type="float" office:value="34758" calcext:value-type="float">
            <text:p>3475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6-Feb-11 (rev. 331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47727" calcext:value-type="float">
            <text:p>47727</text:p>
          </table:table-cell>
          <table:table-cell office:value-type="float" office:value="0" calcext:value-type="float">
            <text:p>0</text:p>
          </table:table-cell>
          <table:table-cell office:value-type="float" office:value="28363" calcext:value-type="float">
            <text:p>2836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66:.E66])" office:value-type="float" office:value="76313" calcext:value-type="float">
            <text:p>76313</text:p>
          </table:table-cell>
          <table:table-cell/>
          <table:table-cell office:value-type="string" calcext:value-type="string">
            <text:p>including src/gas/sample-data</text:p>
          </table:table-cell>
        </table:table-row>
        <table:table-row table:style-name="ro1">
          <table:table-cell/>
          <table:table-cell office:value-type="float" office:value="47727" calcext:value-type="float">
            <text:p>47727</text:p>
          </table:table-cell>
          <table:table-cell office:value-type="float" office:value="0" calcext:value-type="float">
            <text:p>0</text:p>
          </table:table-cell>
          <table:table-cell office:value-type="float" office:value="4851" calcext:value-type="float">
            <text:p>4851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67:.E67])" office:value-type="float" office:value="52801" calcext:value-type="float">
            <text:p>52801</text:p>
          </table:table-cell>
          <table:table-cell/>
          <table:table-cell office:value-type="string" calcext:value-type="string">
            <text:p>excluding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6-Apr-30 (rev. 457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53441" calcext:value-type="float">
            <text:p>53441</text:p>
          </table:table-cell>
          <table:table-cell office:value-type="float" office:value="1602" calcext:value-type="float">
            <text:p>1602</text:p>
          </table:table-cell>
          <table:table-cell office:value-type="float" office:value="5122" calcext:value-type="float">
            <text:p>512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70:.E70])" office:value-type="float" office:value="60388" calcext:value-type="float">
            <text:p>60388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2016-Dec-04 (rev. 821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62333" calcext:value-type="float">
            <text:p>62333</text:p>
          </table:table-cell>
          <table:table-cell office:value-type="float" office:value="1610" calcext:value-type="float">
            <text:p>1610</text:p>
          </table:table-cell>
          <table:table-cell office:value-type="float" office:value="6383" calcext:value-type="float">
            <text:p>638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73:.E73])" office:value-type="float" office:value="70549" calcext:value-type="float">
            <text:p>70549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7-Mar-20 (rev. 940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64943" calcext:value-type="float">
            <text:p>64943</text:p>
          </table:table-cell>
          <table:table-cell office:value-type="float" office:value="1610" calcext:value-type="float">
            <text:p>1610</text:p>
          </table:table-cell>
          <table:table-cell office:value-type="float" office:value="6459" calcext:value-type="float">
            <text:p>6459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76:.E76])" office:value-type="float" office:value="73235" calcext:value-type="float">
            <text:p>73235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7-Oct-14 (rev. 1310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91590" calcext:value-type="float">
            <text:p>91590</text:p>
          </table:table-cell>
          <table:table-cell office:value-type="float" office:value="1927" calcext:value-type="float">
            <text:p>1927</text:p>
          </table:table-cell>
          <table:table-cell office:value-type="float" office:value="11174" calcext:value-type="float">
            <text:p>1117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79:.E79])" office:value-type="float" office:value="104914" calcext:value-type="float">
            <text:p>104914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8-May-08 (rev. 1675 dg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99668" calcext:value-type="float">
            <text:p>99668</text:p>
          </table:table-cell>
          <table:table-cell office:value-type="float" office:value="1927" calcext:value-type="float">
            <text:p>1927</text:p>
          </table:table-cell>
          <table:table-cell office:value-type="float" office:value="12313" calcext:value-type="float">
            <text:p>1231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82:.E82])" office:value-type="float" office:value="114131" calcext:value-type="float">
            <text:p>114131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9-May-26 (rev. 2389 dgd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ang</text:p>
          </table:table-cell>
          <table:table-cell office:value-type="float" office:value="121984" calcext:value-type="float">
            <text:p>121984</text:p>
          </table:table-cell>
          <table:table-cell office:value-type="float" office:value="2937" calcext:value-type="float">
            <text:p>2937</text:p>
          </table:table-cell>
          <table:table-cell office:value-type="float" office:value="30545" calcext:value-type="float">
            <text:p>3054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85:.E85])" office:value-type="float" office:value="155689" calcext:value-type="float">
            <text:p>155689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20-Jul-11 (rev 85d0a0a1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gd/src/</text:p>
          </table:table-cell>
          <table:table-cell office:value-type="float" office:value="141499" calcext:value-type="float">
            <text:p>141499</text:p>
          </table:table-cell>
          <table:table-cell office:value-type="float" office:value="10957" calcext:value-type="float">
            <text:p>10957</text:p>
          </table:table-cell>
          <table:table-cell office:value-type="float" office:value="20629" calcext:value-type="float">
            <text:p>20629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88:.E88])" office:value-type="float" office:value="173308" calcext:value-type="float">
            <text:p>173308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office:value-type="string" calcext:value-type="string">
            <text:p>dgd-docs/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912" calcext:value-type="float">
            <text:p>5912</text:p>
          </table:table-cell>
          <table:table-cell office:value-type="float" office:value="24846" calcext:value-type="float">
            <text:p>24846</text:p>
          </table:table-cell>
          <table:table-cell table:number-columns-repeated="2"/>
          <table:table-cell table:formula="of:=SUM([.C89:.E89])" office:value-type="float" office:value="31423" calcext:value-type="float">
            <text:p>3142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20-Nov-28 (rev 7ecc2596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gd/src/</text:p>
          </table:table-cell>
          <table:table-cell office:value-type="float" office:value="156980" calcext:value-type="float">
            <text:p>156980</text:p>
          </table:table-cell>
          <table:table-cell office:value-type="float" office:value="13435" calcext:value-type="float">
            <text:p>13435</text:p>
          </table:table-cell>
          <table:table-cell office:value-type="float" office:value="20703" calcext:value-type="float">
            <text:p>20703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92:.E92])" office:value-type="float" office:value="191341" calcext:value-type="float">
            <text:p>191341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office:value-type="string" calcext:value-type="string">
            <text:p>dgd-docs/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5912" calcext:value-type="float">
            <text:p>5912</text:p>
          </table:table-cell>
          <table:table-cell office:value-type="float" office:value="26812" calcext:value-type="float">
            <text:p>26812</text:p>
          </table:table-cell>
          <table:table-cell table:number-columns-repeated="2"/>
          <table:table-cell table:formula="of:=SUM([.C93:.E93])" office:value-type="float" office:value="33389" calcext:value-type="float">
            <text:p>3338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21-June-18 (rev 1f7ba448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gd/src/</text:p>
          </table:table-cell>
          <table:table-cell office:value-type="float" office:value="164875" calcext:value-type="float">
            <text:p>164875</text:p>
          </table:table-cell>
          <table:table-cell office:value-type="float" office:value="16775" calcext:value-type="float">
            <text:p>16775</text:p>
          </table:table-cell>
          <table:table-cell office:value-type="float" office:value="24466" calcext:value-type="float">
            <text:p>24466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96:.E96])" office:value-type="float" office:value="206339" calcext:value-type="float">
            <text:p>206339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office:value-type="string" calcext:value-type="string">
            <text:p>dgd-docs/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6075" calcext:value-type="float">
            <text:p>6075</text:p>
          </table:table-cell>
          <table:table-cell office:value-type="float" office:value="29265" calcext:value-type="float">
            <text:p>29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d/doc/</text:p>
          </table:table-cell>
          <table:table-cell table:number-columns-repeated="4"/>
          <table:table-cell office:value-type="float" office:value="7129" calcext:value-type="float">
            <text:p>7129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gd/website/content/</text:p>
          </table:table-cell>
          <table:table-cell table:number-columns-repeated="5"/>
          <table:table-cell office:value-type="float" office:value="2380" calcext:value-type="float">
            <text:p>2380</text:p>
          </table:table-cell>
          <table:table-cell table:formula="of:=SUM([.F99:.G99])+SUM([.F98:.G98])+SUM([.B97:.E97])" office:value-type="float" office:value="45843" calcext:value-type="float">
            <text:p>4584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22-Feb-27 (rev c6a601d5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dtk/src/</text:p>
          </table:table-cell>
          <table:table-cell office:value-type="float" office:value="173033" calcext:value-type="float">
            <text:p>173033</text:p>
          </table:table-cell>
          <table:table-cell office:value-type="float" office:value="18464" calcext:value-type="float">
            <text:p>18464</text:p>
          </table:table-cell>
          <table:table-cell office:value-type="float" office:value="25670" calcext:value-type="float">
            <text:p>25670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formula="of:=SUM([.B102:.E102])" office:value-type="float" office:value="217390" calcext:value-type="float">
            <text:p>217390</text:p>
          </table:table-cell>
          <table:table-cell/>
          <table:table-cell office:value-type="string" calcext:value-type="string">
            <text:p>exclude src/gas/sample-data</text:p>
          </table:table-cell>
        </table:table-row>
        <table:table-row table:style-name="ro1">
          <table:table-cell office:value-type="string" calcext:value-type="string">
            <text:p>gdtk-docs/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6075" calcext:value-type="float">
            <text:p>6075</text:p>
          </table:table-cell>
          <table:table-cell office:value-type="float" office:value="34565" calcext:value-type="float">
            <text:p>3456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([.B103:.G103])" office:value-type="float" office:value="41448" calcext:value-type="float">
            <text:p>4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k/doc/</text:p>
          </table:table-cell>
          <table:table-cell table:number-columns-repeated="4"/>
          <table:table-cell office:value-type="float" office:value="8778" calcext:value-type="float">
            <text:p>8778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tk-website/content/</text:p>
          </table:table-cell>
          <table:table-cell table:number-columns-repeated="5"/>
          <table:table-cell office:value-type="float" office:value="2701" calcext:value-type="float">
            <text:p>2701</text:p>
          </table:table-cell>
          <table:table-cell table:formula="of:=SUM([.F105:.G105])+SUM([.F104:.G104])+SUM([.B103:.E103])" office:value-type="float" office:value="53071" calcext:value-type="float">
            <text:p>53071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0:50:10.148954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4-10T13:08:40</meta:creation-date>
    <dc:date>2022-02-27T11:04:54.922531112</dc:date>
    <meta:editing-duration>PT5H34M37S</meta:editing-duration>
    <meta:editing-cycles>21</meta:editing-cycles>
    <meta:generator>LibreOffice/6.4.7.2$Linux_X86_64 LibreOffice_project/40$Build-2</meta:generator>
    <meta:document-statistic meta:table-count="3" meta:cell-count="370" meta:object-count="0"/>
  </office:meta>
</office:document-meta>
</file>